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111111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fill="solid" draw:fill-color="#f10d0c" draw:textarea-horizontal-align="justify" draw:textarea-vertical-align="middle" draw:auto-grow-height="false" fo:min-height="4.512cm" fo:min-width="0.453cm" loext:decorative="false"/>
    </style:style>
    <style:style style:name="gr5" style:family="graphic" style:parent-style-name="standard">
      <style:graphic-properties svg:stroke-color="#111111" draw:marker-start="Arrowheads_20_5" draw:marker-start-width="0.3cm" draw:marker-end="Arrowheads_20_5" draw:marker-end-width="0.3cm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ash" svg:stroke-linecap="butt" draw:fill="none" draw:textarea-vertical-align="middle" loext:decorative="false"/>
    </style:style>
    <style:style style:name="gr8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dash" draw:stroke-dash="Dash" svg:stroke-color="#111111" draw:marker-start="Arrowheads_20_5" draw:marker-start-width="0.3cm" draw:marker-end="Arrowheads_20_5" draw:marker-end-width="0.3cm" svg:stroke-linecap="butt" draw:textarea-vertical-align="middle" loext:decorative="false"/>
    </style:style>
    <style:style style:name="gr10" style:family="graphic" style:parent-style-name="standard">
      <style:graphic-properties draw:stroke="dash" draw:stroke-dash="Dash" svg:stroke-linecap="butt" draw:fill="solid" draw:fill-color="#ffbf00" draw:textarea-horizontal-align="justify" draw:textarea-vertical-align="middle" draw:auto-grow-height="false" fo:min-height="0.385cm" fo:min-width="9.66cm" loext:decorative="false"/>
    </style:style>
    <style:style style:name="gr11" style:family="graphic" style:parent-style-name="standard">
      <style:graphic-properties draw:stroke="none" draw:stroke-dash="Dash" svg:stroke-color="#000000" svg:stroke-linecap="butt" draw:fill="none" draw:fill-color="#ffffff" draw:auto-grow-height="true" draw:auto-grow-width="false" fo:min-height="0.39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10d0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color="#ffffff" loext:opacity="100%" fo:font-size="14pt" style:font-size-asian="14pt" style:font-size-complex="14pt"/>
    </style:style>
    <style:style style:name="P8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P9" style:family="paragraph">
      <loext:graphic-properties draw:fill="solid" draw:fill-color="#ffbf00"/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2.112cm" svg:x2="2.27cm" svg:y2="18.145cm">
          <text:p/>
        </draw:line>
        <draw:line draw:style-name="gr1" draw:text-style-name="P1" draw:layer="layout" svg:x1="1.952cm" svg:y1="17.827cm" svg:x2="14.652cm" svg:y2="17.827cm">
          <text:p/>
        </draw:line>
        <draw:frame draw:style-name="gr2" draw:text-style-name="P2" draw:layer="layout" svg:width="2.345cm" svg:height="0.962cm" draw:transform="rotate (1.56172061468453) translate (1.282cm 16.362cm)">
          <draw:text-box>
            <text:p>Power</text:p>
          </draw:text-box>
        </draw:frame>
        <draw:frame draw:style-name="gr3" draw:text-style-name="P2" draw:layer="layout" svg:width="1.702cm" svg:height="0.962cm" svg:x="13.268cm" svg:y="17.818cm">
          <draw:text-box>
            <text:p>time</text:p>
          </draw:text-box>
        </draw:frame>
        <draw:custom-shape draw:style-name="gr4" draw:text-style-name="P3" draw:layer="layout" svg:width="0.953cm" svg:height="4.762cm" svg:x="3.857cm" svg:y="13.0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3cm" svg:height="4.762cm" svg:x="13.064cm" svg:y="13.06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857cm" svg:y1="18.68cm" svg:x2="13.065cm" svg:y2="18.662cm">
          <text:p/>
        </draw:line>
        <draw:frame draw:style-name="gr6" draw:text-style-name="P6" draw:layer="layout" svg:width="1.538cm" svg:height="0.707cm" svg:x="7.617cm" svg:y="18.09cm">
          <draw:text-box>
            <text:p text:style-name="P5"><text:span text:style-name="T1">440 s</text:span></text:p>
          </draw:text-box>
        </draw:frame>
        <draw:line draw:style-name="gr7" draw:text-style-name="P1" draw:layer="layout" svg:x1="13.065cm" svg:y1="17.827cm" svg:x2="13.065cm" svg:y2="18.78cm">
          <text:p/>
        </draw:line>
        <draw:line draw:style-name="gr7" draw:text-style-name="P1" draw:layer="layout" svg:x1="3.857cm" svg:y1="17.827cm" svg:x2="3.857cm" svg:y2="18.78cm">
          <text:p/>
        </draw:line>
        <draw:line draw:style-name="gr7" draw:text-style-name="P1" draw:layer="layout" svg:x1="3.857cm" svg:y1="13.065cm" svg:x2="2.27cm" svg:y2="13.065cm">
          <text:p/>
        </draw:line>
        <draw:frame draw:style-name="gr8" draw:text-style-name="P6" draw:layer="layout" svg:width="1.322cm" svg:height="0.645cm" svg:x="0.8cm" svg:y="12.747cm">
          <draw:text-box>
            <text:p text:style-name="P5"><text:span text:style-name="T1">50 W</text:span></text:p>
          </draw:text-box>
        </draw:frame>
        <draw:line draw:style-name="gr9" draw:text-style-name="P4" draw:layer="layout" svg:x1="3.857cm" svg:y1="18.145cm" svg:x2="4.81cm" svg:y2="18.145cm">
          <text:p/>
        </draw:line>
        <draw:frame draw:style-name="gr8" draw:text-style-name="P6" draw:layer="layout" svg:width="1.654cm" svg:height="0.645cm" svg:x="4.757cm" svg:y="17.845cm">
          <draw:text-box>
            <text:p text:style-name="P5"><text:span text:style-name="T1">154 ms</text:span></text:p>
          </draw:text-box>
        </draw:frame>
        <draw:frame draw:style-name="gr8" draw:text-style-name="P8" draw:layer="layout" svg:width="3.504cm" svg:height="0.806cm" draw:transform="rotate (1.56817833291691) translate (3.857cm 16.904cm)">
          <draw:text-box>
            <text:p text:style-name="P7"><text:span text:style-name="T2">Layer </text:span><text:span text:style-name="T2">heating</text:span></text:p>
          </draw:text-box>
        </draw:frame>
        <draw:custom-shape draw:style-name="gr10" draw:text-style-name="P9" draw:layer="layout" svg:width="10.16cm" svg:height="0.635cm" svg:x="3.857cm" svg:y="17.192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504cm" svg:height="0.806cm" draw:transform="rotate (1.56817833291691) translate (13.065cm 16.886cm)">
          <draw:text-box>
            <text:p text:style-name="P7"><text:span text:style-name="T2">Layer heating</text:span></text:p>
          </draw:text-box>
        </draw:frame>
        <draw:frame draw:style-name="gr11" draw:text-style-name="P11" draw:layer="layout" svg:width="6.89cm" svg:height="0.725cm" svg:x="6.64cm" svg:y="17.165cm">
          <draw:text-box>
            <text:p text:style-name="P10"><text:span text:style-name="T3">Average heating</text:span></text:p>
          </draw:text-box>
        </draw:frame>
        <draw:line draw:style-name="gr7" draw:text-style-name="P1" draw:layer="layout" svg:x1="3.857cm" svg:y1="17.192cm" svg:x2="2.27cm" svg:y2="17.192cm">
          <text:p/>
        </draw:line>
        <draw:frame draw:style-name="gr8" draw:text-style-name="P6" draw:layer="layout" svg:width="2.006cm" svg:height="0.645cm" svg:x="0.382cm" svg:y="16.857cm">
          <draw:text-box>
            <text:p text:style-name="P5"><text:span text:style-name="T1">0.0175 W</text:span></text:p>
          </draw:text-box>
        </draw:frame>
        <draw:frame draw:style-name="gr8" draw:text-style-name="P2" draw:layer="layout" svg:width="4.278cm" svg:height="0.962cm" svg:x="6.28cm" svg:y="18.78cm">
          <draw:text-box>
            <text:p>(Not to scale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5" draw:display-name="Arrowheads 5" svg:viewBox="0 0 836 110" svg:d="M0 0h278 278 280v36 36 38h-278-278-280v-36-36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9T16:29:31.399250176</meta:creation-date>
    <dc:date>2025-03-19T16:57:03.047600347</dc:date>
    <meta:editing-duration>PT16M41S</meta:editing-duration>
    <meta:editing-cycles>4</meta:editing-cycles>
    <meta:generator>LibreOffice/25.2.1.2$Linux_X86_64 LibreOffice_project/520$Build-2</meta:generator>
    <meta:document-statistic meta:object-count="21"/>
  </office:meta>
</office:document-meta>
</file>